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3366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draw:fill-color="#999999" draw:textarea-horizontal-align="justify" draw:textarea-vertical-align="middle" draw:auto-grow-height="false" draw:shadow-offset-x="0.203cm" draw:shadow-offset-y="0.20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b84700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2_20_Dots_20_3_20_Dashes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26cm" svg:height="2.159cm" svg:x="7.766cm" svg:y="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4.826cm" svg:height="2.159cm" svg:x="0.246cm" svg:y="8.801cm">
            <text:p text:style-name="P2"><text:span text:style-name="T1">Synthe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3.048cm" svg:height="2.159cm" svg:x="1.216cm" svg:y="4.483cm">
            <text:p text:style-name="P2"><text:span text:style-name="T1">Mapping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1cm" svg:height="1.905cm" svg:x="2.532cm" svg:y="6.76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0.381cm" svg:height="1.905cm" svg:x="2.532cm" svg:y="2.45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2" draw:layer="layout" svg:width="4.826cm" svg:height="2.159cm" svg:x="7.846cm" svg:y="8.801cm">
            <text:p text:style-name="P2"><text:span text:style-name="T1">Synthe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4.826cm" svg:height="2.159cm" svg:x="0.246cm" svg:y="0.165cm">
            <text:p text:style-name="P2"><text:span text:style-name="T1">Rea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3.048cm" svg:height="2.159cm" svg:x="8.716cm" svg:y="4.483cm">
            <text:p text:style-name="P2"><text:span text:style-name="T1">Mapping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1cm" svg:height="1.905cm" svg:x="10.025cm" svg:y="2.45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1" draw:layer="layout" svg:width="0.381cm" svg:height="1.905cm" svg:x="10.025cm" svg:y="6.76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2" draw:layer="layout" svg:width="4.064cm" svg:height="1.905cm" svg:x="8.166cm" svg:y="0.292cm">
            <text:p text:style-name="P2"><text:span text:style-name="T1">Real Synthe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342cm" svg:y1="0.038cm" svg:x2="6.342cm" svg:y2="13.754cm">
            <text:p/>
          </draw:line>
          <draw:frame draw:style-name="gr8" draw:text-style-name="P3" draw:layer="layout" svg:width="7.112cm" svg:height="1.774cm" svg:x="-0.235cm" svg:y="11.976cm">
            <draw:text-box>
              <text:p text:style-name="P3"><text:span text:style-name="T2">Learning mapping</text:span></text:p>
            </draw:text-box>
          </draw:frame>
          <draw:frame draw:style-name="gr8" draw:text-style-name="P3" draw:layer="layout" svg:width="7.42cm" svg:height="1.774cm" svg:x="7.031cm" svg:y="11.98cm">
            <draw:text-box>
              <text:p text:style-name="P3"><text:span text:style-name="T2">Transferring mapp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0T23:25:09</meta:creation-date>
    <dc:date>2014-10-11T00:15:04</dc:date>
    <meta:editing-duration>PT1M23S</meta:editing-duration>
    <meta:editing-cycles>1</meta:editing-cycles>
    <meta:document-statistic meta:object-count="15"/>
    <meta:generator>LibreOffice/3.5$Linux_X86_64 LibreOffice_project/350m1$Build-2</meta:generator>
  </office:meta>
</office:document-meta>
</file>